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7be03" officeooo:paragraph-rsid="0017be03"/>
    </style:style>
    <style:style style:name="P2" style:family="paragraph" style:parent-style-name="Standard">
      <style:text-properties fo:font-weight="bold" officeooo:rsid="0017be03" officeooo:paragraph-rsid="0017be03" style:font-weight-asian="bold" style:font-weight-complex="bold"/>
    </style:style>
    <style:style style:name="P3" style:family="paragraph" style:parent-style-name="Standard" style:list-style-name="L1">
      <style:text-properties officeooo:rsid="0017be03" officeooo:paragraph-rsid="0017be03"/>
    </style:style>
    <style:style style:name="P4" style:family="paragraph" style:parent-style-name="Standard" style:list-style-name="L1">
      <style:text-properties fo:font-weight="normal" officeooo:rsid="00195bc7" officeooo:paragraph-rsid="00195bc7" style:font-weight-asian="normal" style:font-weight-complex="normal"/>
    </style:style>
    <style:style style:name="P5" style:family="paragraph" style:parent-style-name="Standard" style:list-style-name="L2">
      <style:text-properties officeooo:rsid="001b446b" officeooo:paragraph-rsid="001b446b"/>
    </style:style>
    <style:style style:name="P6" style:family="paragraph" style:parent-style-name="Standard" style:list-style-name="L2">
      <style:text-properties officeooo:rsid="001d1e75" officeooo:paragraph-rsid="001d1e75"/>
    </style:style>
    <style:style style:name="P7" style:family="paragraph" style:parent-style-name="Standard" style:list-style-name="L2">
      <style:text-properties officeooo:rsid="001e8c37" officeooo:paragraph-rsid="001e8c37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ubts</text:p>
      <text:list xml:id="list282556916751616696" text:style-name="L1">
        <text:list-item>
          <text:p text:style-name="P3">Python running mean, without a loop</text:p>
          <text:list>
            <text:list-item>
              <text:p text:style-name="P3">How to avoid loops in python, <text:span text:style-name="T1">rolling</text:span></text:p>
            </text:list-item>
          </text:list>
        </text:list-item>
        <text:list-item>
          <text:p text:style-name="P4">Differences between bash and zsh!!</text:p>
        </text:list-item>
        <text:list-item>
          <text:p text:style-name="P4"/>
        </text:list-item>
      </text:list>
      <text:p text:style-name="P1"/>
      <text:p text:style-name="P2">Insights</text:p>
      <text:list xml:id="list4465274544818655396" text:style-name="L2">
        <text:list-item>
          <text:p text:style-name="P5">CEDA Archive (catalogue.ceda.ac.uk) username: paas</text:p>
          <text:list>
            <text:list-item>
              <text:p text:style-name="P5">Datasets from atmospheric sciences projects in UK</text:p>
            </text:list-item>
          </text:list>
        </text:list-item>
        <text:list-item>
          <text:p text:style-name="P6">cf-python package (for python2, python3 in mid/2019)</text:p>
          <text:list>
            <text:list-item>
              <text:p text:style-name="P6">handle fields of variables in netCDF4</text:p>
            </text:list-item>
            <text:list-item>
              <text:p text:style-name="P6">Developed in UK by University of Reading</text:p>
            </text:list-item>
          </text:list>
        </text:list-item>
        <text:list-item>
          <text:p text:style-name="P7">Python web development</text:p>
          <text:list>
            <text:list-item>
              <text:p text:style-name="P7">Django, have a look on alternatives</text:p>
            </text:list-item>
          </text:list>
        </text:list-item>
        <text:list-item>
          <text:p text:style-name="P7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01 </meta:initial-creator>
    <meta:creation-date>2018-11-19T12:54:27.537712669</meta:creation-date>
    <meta:generator>LibreOffice/4.3.7.2$Linux_X86_64 LibreOffice_project/430$Build-2</meta:generator>
    <dc:date>2018-11-21T15:24:09.962343426</dc:date>
    <dc:creator>user01 </dc:creator>
    <meta:editing-duration>PT2H21M20S</meta:editing-duration>
    <meta:editing-cycles>2</meta:editing-cycles>
    <meta:document-statistic meta:table-count="0" meta:image-count="0" meta:object-count="0" meta:page-count="1" meta:paragraph-count="14" meta:word-count="73" meta:character-count="417" meta:non-whitespace-character-count="368"/>
  </office:meta>
</office:document-meta>
</file>